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9043in" svg:height="5.4276in" svg:x="1.7665in" svg:y="24.0732in">
            <draw:object draw:notify-on-update-of-ranges="Sheet1.A1:Sheet1.A145 Sheet1.B1:Sheet1.B1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000000</text:p>
          </table:table-cell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string" calcext:value-type="string">
            <text:p>0000002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0000004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string" calcext:value-type="string">
            <text:p>0000006</text:p>
          </table:table-cell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string" calcext:value-type="string">
            <text:p>0000010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string" calcext:value-type="string">
            <text:p>0000012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string" calcext:value-type="string">
            <text:p>0000014</text:p>
          </table:table-cell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string" calcext:value-type="string">
            <text:p>0000016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string" calcext:value-type="string">
            <text:p>0000020</text:p>
          </table:table-cell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string" calcext:value-type="string">
            <text:p>0000022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string" calcext:value-type="string">
            <text:p>0000024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string" calcext:value-type="string">
            <text:p>0000026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string" calcext:value-type="string">
            <text:p>0000030</text:p>
          </table:table-cell>
          <table:table-cell office:value-type="float" office:value="7888" calcext:value-type="float">
            <text:p>7888</text:p>
          </table:table-cell>
        </table:table-row>
        <table:table-row table:style-name="ro1">
          <table:table-cell office:value-type="string" calcext:value-type="string">
            <text:p>0000032</text:p>
          </table:table-cell>
          <table:table-cell office:value-type="float" office:value="7879" calcext:value-type="float">
            <text:p>7879</text:p>
          </table:table-cell>
        </table:table-row>
        <table:table-row table:style-name="ro1">
          <table:table-cell office:value-type="string" calcext:value-type="string">
            <text:p>0000034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string" calcext:value-type="string">
            <text:p>0000036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string" calcext:value-type="string">
            <text:p>0000040</text:p>
          </table:table-cell>
          <table:table-cell office:value-type="float" office:value="7851" calcext:value-type="float">
            <text:p>7851</text:p>
          </table:table-cell>
        </table:table-row>
        <table:table-row table:style-name="ro1">
          <table:table-cell office:value-type="string" calcext:value-type="string">
            <text:p>0000042</text:p>
          </table:table-cell>
          <table:table-cell office:value-type="float" office:value="7842" calcext:value-type="float">
            <text:p>7842</text:p>
          </table:table-cell>
        </table:table-row>
        <table:table-row table:style-name="ro1">
          <table:table-cell office:value-type="string" calcext:value-type="string">
            <text:p>0000044</text:p>
          </table:table-cell>
          <table:table-cell office:value-type="float" office:value="7851" calcext:value-type="float">
            <text:p>7851</text:p>
          </table:table-cell>
        </table:table-row>
        <table:table-row table:style-name="ro1">
          <table:table-cell office:value-type="string" calcext:value-type="string">
            <text:p>0000046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office:value-type="string" calcext:value-type="string">
            <text:p>0000052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office:value-type="string" calcext:value-type="string">
            <text:p>0000054</text:p>
          </table:table-cell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string" calcext:value-type="string">
            <text:p>0000056</text:p>
          </table:table-cell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string" calcext:value-type="string">
            <text:p>0000060</text:p>
          </table:table-cell>
          <table:table-cell office:value-type="float" office:value="7796" calcext:value-type="float">
            <text:p>7796</text:p>
          </table:table-cell>
        </table:table-row>
        <table:table-row table:style-name="ro1">
          <table:table-cell office:value-type="string" calcext:value-type="string">
            <text:p>0000062</text:p>
          </table:table-cell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string" calcext:value-type="string">
            <text:p>0000064</text:p>
          </table:table-cell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string" calcext:value-type="string">
            <text:p>000006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string" calcext:value-type="string">
            <text:p>0000070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string" calcext:value-type="string">
            <text:p>0000072</text:p>
          </table:table-cell>
          <table:table-cell office:value-type="float" office:value="7731" calcext:value-type="float">
            <text:p>7731</text:p>
          </table:table-cell>
        </table:table-row>
        <table:table-row table:style-name="ro1">
          <table:table-cell office:value-type="string" calcext:value-type="string">
            <text:p>0000074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string" calcext:value-type="string">
            <text:p>0000076</text:p>
          </table:table-cell>
          <table:table-cell office:value-type="float" office:value="7731" calcext:value-type="float">
            <text:p>7731</text:p>
          </table:table-cell>
        </table:table-row>
        <table:table-row table:style-name="ro1">
          <table:table-cell office:value-type="string" calcext:value-type="string">
            <text:p>0000100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string" calcext:value-type="string">
            <text:p>0000102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string" calcext:value-type="string">
            <text:p>0000104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string" calcext:value-type="string">
            <text:p>0000106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string" calcext:value-type="string">
            <text:p>0000110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string" calcext:value-type="string">
            <text:p>0000112</text:p>
          </table:table-cell>
          <table:table-cell office:value-type="float" office:value="7676" calcext:value-type="float">
            <text:p>7676</text:p>
          </table:table-cell>
        </table:table-row>
        <table:table-row table:style-name="ro1">
          <table:table-cell office:value-type="string" calcext:value-type="string">
            <text:p>0000114</text:p>
          </table:table-cell>
          <table:table-cell office:value-type="float" office:value="7658" calcext:value-type="float">
            <text:p>7658</text:p>
          </table:table-cell>
        </table:table-row>
        <table:table-row table:style-name="ro1">
          <table:table-cell office:value-type="string" calcext:value-type="string">
            <text:p>0000116</text:p>
          </table:table-cell>
          <table:table-cell office:value-type="float" office:value="7676" calcext:value-type="float">
            <text:p>7676</text:p>
          </table:table-cell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string" calcext:value-type="string">
            <text:p>0000122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string" calcext:value-type="string">
            <text:p>0000124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string" calcext:value-type="string">
            <text:p>0000126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0000130</text:p>
          </table:table-cell>
          <table:table-cell office:value-type="float" office:value="7658" calcext:value-type="float">
            <text:p>7658</text:p>
          </table:table-cell>
        </table:table-row>
        <table:table-row table:style-name="ro1">
          <table:table-cell office:value-type="string" calcext:value-type="string">
            <text:p>0000132</text:p>
          </table:table-cell>
          <table:table-cell office:value-type="float" office:value="7658" calcext:value-type="float">
            <text:p>7658</text:p>
          </table:table-cell>
        </table:table-row>
        <table:table-row table:style-name="ro1">
          <table:table-cell office:value-type="string" calcext:value-type="string">
            <text:p>0000134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string" calcext:value-type="string">
            <text:p>000013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140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14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14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14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15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152</text:p>
          </table:table-cell>
          <table:table-cell office:value-type="float" office:value="10317" calcext:value-type="float">
            <text:p>10317</text:p>
          </table:table-cell>
        </table:table-row>
        <table:table-row table:style-name="ro1">
          <table:table-cell office:value-type="string" calcext:value-type="string">
            <text:p>000015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156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0000160</text:p>
          </table:table-cell>
          <table:table-cell office:value-type="float" office:value="10317" calcext:value-type="float">
            <text:p>10317</text:p>
          </table:table-cell>
        </table:table-row>
        <table:table-row table:style-name="ro1">
          <table:table-cell office:value-type="string" calcext:value-type="string">
            <text:p>0000162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00016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16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17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17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017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20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20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20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20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21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212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21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2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220</text:p>
          </table:table-cell>
          <table:table-cell office:value-type="float" office:value="10299" calcext:value-type="float">
            <text:p>10299</text:p>
          </table:table-cell>
        </table:table-row>
        <table:table-row table:style-name="ro1">
          <table:table-cell office:value-type="string" calcext:value-type="string">
            <text:p>0000222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0000224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22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230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23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23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23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242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024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246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25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25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254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0000256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26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262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026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026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027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27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027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0276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string" calcext:value-type="string">
            <text:p>000030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030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0304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030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31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031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31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031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0320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0322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string" calcext:value-type="string">
            <text:p>0000324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0000326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string" calcext:value-type="string">
            <text:p>0000330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0000332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0000334</text:p>
          </table:table-cell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string" calcext:value-type="string">
            <text:p>0000336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string" calcext:value-type="string">
            <text:p>0000340</text:p>
          </table:table-cell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string" calcext:value-type="string">
            <text:p>0000342</text:p>
          </table:table-cell>
          <table:table-cell office:value-type="float" office:value="7399" calcext:value-type="float">
            <text:p>7399</text:p>
          </table:table-cell>
        </table:table-row>
        <table:table-row table:style-name="ro1">
          <table:table-cell office:value-type="string" calcext:value-type="string">
            <text:p>0000344</text:p>
          </table:table-cell>
          <table:table-cell office:value-type="float" office:value="7399" calcext:value-type="float">
            <text:p>7399</text:p>
          </table:table-cell>
        </table:table-row>
        <table:table-row table:style-name="ro1">
          <table:table-cell office:value-type="string" calcext:value-type="string">
            <text:p>0000346</text:p>
          </table:table-cell>
          <table:table-cell office:value-type="float" office:value="7362" calcext:value-type="float">
            <text:p>7362</text:p>
          </table:table-cell>
        </table:table-row>
        <table:table-row table:style-name="ro1">
          <table:table-cell office:value-type="string" calcext:value-type="string">
            <text:p>0000350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string" calcext:value-type="string">
            <text:p>0000352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string" calcext:value-type="string">
            <text:p>0000354</text:p>
          </table:table-cell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string" calcext:value-type="string">
            <text:p>0000356</text:p>
          </table:table-cell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string" calcext:value-type="string">
            <text:p>0000360</text:p>
          </table:table-cell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string" calcext:value-type="string">
            <text:p>0000362</text:p>
          </table:table-cell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string" calcext:value-type="string">
            <text:p>0000364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string" calcext:value-type="string">
            <text:p>0000366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string" calcext:value-type="string">
            <text:p>0000370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string" calcext:value-type="string">
            <text:p>0000372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string" calcext:value-type="string">
            <text:p>0000374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string" calcext:value-type="string">
            <text:p>0000376</text:p>
          </table:table-cell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string" calcext:value-type="string">
            <text:p>0000400</text:p>
          </table:table-cell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string" calcext:value-type="string">
            <text:p>0000402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string" calcext:value-type="string">
            <text:p>0000404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string" calcext:value-type="string">
            <text:p>0000406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string" calcext:value-type="string">
            <text:p>0000410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string" calcext:value-type="string">
            <text:p>0000412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414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416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0000420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0000422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424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426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430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432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434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436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string" calcext:value-type="string">
            <text:p>0000440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4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5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6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7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od -s -</text:p>
          </table:table-cell>
          <table:table-cell office:value-type="string" calcext:value-type="string">
            <text:p>v -w2 data.dat &gt; data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08:38:44.235023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0T08:38:06.736787395</dc:date>
    <meta:generator>LibreOffice/4.2.4.2$Linux_X86_64 LibreOffice_project/420$Build-2</meta:generator>
    <meta:document-statistic meta:table-count="1" meta:cell-count="5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500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38cm" svg:height="13.787cm" xlink:href=".." xlink:type="simple" chart:class="chart:bar" chart:style-name="ch1">
        <chart:legend chart:legend-position="end" svg:x="27.975cm" svg:y="6.594cm" style:legend-expansion="high" chart:style-name="ch2"/>
        <chart:plot-area chart:style-name="ch3" table:cell-range-address="Sheet1.A1:Sheet1.B145" chart:data-source-has-labels="column" svg:x="1.054cm" svg:y="1.235cm" svg:width="25.713cm" svg:height="11.857cm">
          <chartooo:coordinate-region svg:x="2.046cm" svg:y="1.434cm" svg:width="24.664cm" svg:height="10.212cm"/>
          <chart:axis chart:dimension="x" chart:name="primary-x" chart:style-name="ch4" chartooo:axis-type="auto">
            <chartooo:date-scale/>
            <chart:categories table:cell-range-address="Sheet1.A1:Sheet1.A1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45" chart:class="chart:bar">
            <chart:data-point chart:repeated="1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1:Sheet1.A145</svg:desc>
                </draw:g>
              </table:table-cell>
              <table:table-cell office:value-type="float" office:value="7621">
                <text:p>7621</text:p>
                <draw:g>
                  <svg:desc>Sheet1.B1:Sheet1.B145</svg:desc>
                </draw:g>
              </table:table-cell>
            </table:table-row>
            <table:table-row>
              <table:table-cell office:value-type="string">
                <text:p>0000002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0000004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0000006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0000010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string">
                <text:p>0000012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string">
                <text:p>0000014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0000016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string">
                <text:p>0000020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0000022</text:p>
              </table:table-cell>
              <table:table-cell office:value-type="float" office:value="7907">
                <text:p>7907</text:p>
              </table:table-cell>
            </table:table-row>
            <table:table-row>
              <table:table-cell office:value-type="string">
                <text:p>0000024</text:p>
              </table:table-cell>
              <table:table-cell office:value-type="float" office:value="7907">
                <text:p>7907</text:p>
              </table:table-cell>
            </table:table-row>
            <table:table-row>
              <table:table-cell office:value-type="string">
                <text:p>0000026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0000030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0000032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0000034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0000036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0000040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0000042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0000044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0000046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0000052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0000054</text:p>
              </table:table-cell>
              <table:table-cell office:value-type="float" office:value="7805">
                <text:p>7805</text:p>
              </table:table-cell>
            </table:table-row>
            <table:table-row>
              <table:table-cell office:value-type="string">
                <text:p>0000056</text:p>
              </table:table-cell>
              <table:table-cell office:value-type="float" office:value="7805">
                <text:p>7805</text:p>
              </table:table-cell>
            </table:table-row>
            <table:table-row>
              <table:table-cell office:value-type="string">
                <text:p>0000060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0000062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string">
                <text:p>0000064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string">
                <text:p>0000066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0000070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0000072</text:p>
              </table:table-cell>
              <table:table-cell office:value-type="float" office:value="7731">
                <text:p>7731</text:p>
              </table:table-cell>
            </table:table-row>
            <table:table-row>
              <table:table-cell office:value-type="string">
                <text:p>0000074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0000076</text:p>
              </table:table-cell>
              <table:table-cell office:value-type="float" office:value="7731">
                <text:p>7731</text:p>
              </table:table-cell>
            </table:table-row>
            <table:table-row>
              <table:table-cell office:value-type="string">
                <text:p>0000100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string">
                <text:p>0000102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string">
                <text:p>0000104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string">
                <text:p>0000106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string">
                <text:p>0000110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string">
                <text:p>0000112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0000114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000011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0000122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0000124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0000126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0000130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0000132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000013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000013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14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14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14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14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15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152</text:p>
              </table:table-cell>
              <table:table-cell office:value-type="float" office:value="10317">
                <text:p>10317</text:p>
              </table:table-cell>
            </table:table-row>
            <table:table-row>
              <table:table-cell office:value-type="string">
                <text:p>000015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156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0000160</text:p>
              </table:table-cell>
              <table:table-cell office:value-type="float" office:value="10317">
                <text:p>10317</text:p>
              </table:table-cell>
            </table:table-row>
            <table:table-row>
              <table:table-cell office:value-type="string">
                <text:p>0000162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000016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16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172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17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017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20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20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20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2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21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212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21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21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220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string">
                <text:p>000022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022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22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23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23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23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23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242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24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24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25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25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254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000025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26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26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026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26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27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27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027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27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30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030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0304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03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03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31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031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32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032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0000324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0000326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string">
                <text:p>0000330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0000332</text:p>
              </table:table-cell>
              <table:table-cell office:value-type="float" office:value="7491">
                <text:p>7491</text:p>
              </table:table-cell>
            </table:table-row>
            <table:table-row>
              <table:table-cell office:value-type="string">
                <text:p>0000334</text:p>
              </table:table-cell>
              <table:table-cell office:value-type="float" office:value="7445">
                <text:p>7445</text:p>
              </table:table-cell>
            </table:table-row>
            <table:table-row>
              <table:table-cell office:value-type="string">
                <text:p>0000336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>0000340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0000342</text:p>
              </table:table-cell>
              <table:table-cell office:value-type="float" office:value="7399">
                <text:p>7399</text:p>
              </table:table-cell>
            </table:table-row>
            <table:table-row>
              <table:table-cell office:value-type="string">
                <text:p>0000344</text:p>
              </table:table-cell>
              <table:table-cell office:value-type="float" office:value="7399">
                <text:p>7399</text:p>
              </table:table-cell>
            </table:table-row>
            <table:table-row>
              <table:table-cell office:value-type="string">
                <text:p>0000346</text:p>
              </table:table-cell>
              <table:table-cell office:value-type="float" office:value="7362">
                <text:p>7362</text:p>
              </table:table-cell>
            </table:table-row>
            <table:table-row>
              <table:table-cell office:value-type="string">
                <text:p>0000350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0000352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0000354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0000356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0000362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0000364</text:p>
              </table:table-cell>
              <table:table-cell office:value-type="float" office:value="7288">
                <text:p>7288</text:p>
              </table:table-cell>
            </table:table-row>
            <table:table-row>
              <table:table-cell office:value-type="string">
                <text:p>0000366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string">
                <text:p>000037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string">
                <text:p>0000372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string">
                <text:p>0000374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0000376</text:p>
              </table:table-cell>
              <table:table-cell office:value-type="float" office:value="7251">
                <text:p>7251</text:p>
              </table:table-cell>
            </table:table-row>
            <table:table-row>
              <table:table-cell office:value-type="string">
                <text:p>0000400</text:p>
              </table:table-cell>
              <table:table-cell office:value-type="float" office:value="7251">
                <text:p>7251</text:p>
              </table:table-cell>
            </table:table-row>
            <table:table-row>
              <table:table-cell office:value-type="string">
                <text:p>0000402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0000404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0000406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0000410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0000412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414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416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0000420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0000422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424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426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430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432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434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43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0000440</text:p>
              </table:table-cell>
              <table:table-cell office:value-type="float" office:value="7131">
                <text:p>7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